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xygen Mono1" svg:font-family="'Oxygen Mono'" style:font-pitch="fixed"/>
    <style:font-face style:name="Oxygen Mono" svg:font-family="'Oxygen Mono'" style:font-adornments="Standard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officeooo:rsid="00197680" officeooo:paragraph-rsid="001bf974"/>
    </style:style>
    <style:style style:name="P2" style:family="paragraph" style:parent-style-name="Footer">
      <style:text-properties style:font-name="Oxygen Mono1" officeooo:rsid="00197680" officeooo:paragraph-rsid="00197680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 style:master-page-name="Standard">
      <style:paragraph-properties style:page-number="1" fo:break-before="page"/>
    </style:style>
    <style:style style:name="P6" style:family="paragraph" style:parent-style-name="Title" style:master-page-name="First_20_Page">
      <style:paragraph-properties style:page-number="1"/>
    </style:style>
    <style:style style:name="P7" style:family="paragraph" style:parent-style-name="Heading_20_1">
      <style:paragraph-properties fo:break-before="page"/>
    </style:style>
    <style:style style:name="T1" style:family="text">
      <style:text-properties style:font-name="Oxygen Mono1"/>
    </style:style>
    <style:style style:name="T2" style:family="text">
      <style:text-properties style:font-name="Oxygen Mono1" style:font-size-asian="10.5pt"/>
    </style:style>
    <style:style style:name="T3" style:family="text">
      <style:text-properties style:font-name="Oxygen Mono1" officeooo:rsid="001efa46"/>
    </style:style>
    <style:style style:name="T4" style:family="text">
      <style:text-properties style:font-name="Oxygen Mono1" officeooo:rsid="001b8aea"/>
    </style:style>
    <style:style style:name="T5" style:family="text">
      <style:text-properties style:font-name="Oxygen Mono" style:font-size-asian="10.5pt"/>
    </style:style>
    <style:style style:name="T6" style:family="text">
      <style:text-properties officeooo:rsid="001d3b60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[Hauptüberschrift]</text:p>
      <text:p text:style-name="Subtitle"><text:span text:style-name="T6">[Fachkonzept / </text:span>Technische Dokumentation<text:span text:style-name="T6">]</text:span></text:p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P5">Inhaltsverzeichnis</text:p>
          </text:index-title>
          <text:p text:style-name="P4"><text:a xlink:type="simple" xlink:href="#__RefHeading__178_1392676236" text:style-name="Index_20_Link" text:visited-style-name="Index_20_Link">Kapitel 1<text:tab/>2</text:a></text:p>
          <text:p text:style-name="P3"><text:a xlink:type="simple" xlink:href="#__RefHeading__180_1392676236" text:style-name="Index_20_Link" text:visited-style-name="Index_20_Link">Kaptiel 1.1<text:tab/>2</text:a></text:p>
        </text:index-body>
      </text:table-of-content>
      <text:p text:style-name="P2"/>
      <text:h text:style-name="P7" text:outline-level="1"><text:bookmark-start text:name="__RefHeading__178_1392676236"/>Kapitel 1<text:bookmark-end text:name="__RefHeading__178_1392676236"/></text:h>
      <text:h text:style-name="Heading_20_2" text:outline-level="2"><text:bookmark-start text:name="__RefHeading__180_1392676236"/>Kaptiel 1.1<text:bookmark-end text:name="__RefHeading__180_13926762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xygen Mono1" svg:font-family="'Oxygen Mono'" style:font-pitch="fixed"/>
    <style:font-face style:name="Oxygen Mono" svg:font-family="'Oxygen Mono'" style:font-adornments="Standard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xygen Mono" fo:font-family="'Oxygen Mono'" style:font-style-name="Standard" style:font-pitch="fixe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7680" officeooo:paragraph-rsid="001bf974"/>
    </style:style>
    <style:style style:name="MT1" style:family="text">
      <style:text-properties style:font-name="Oxygen Mono1" style:font-size-asian="10.5pt"/>
    </style:style>
    <style:style style:name="MT2" style:family="text">
      <style:text-properties style:font-name="Oxygen Mono" style:font-size-asian="10.5pt"/>
    </style:style>
    <style:style style:name="MT3" style:family="text">
      <style:text-properties style:font-name="Oxygen Mono1"/>
    </style:style>
    <style:style style:name="MT4" style:family="text">
      <style:text-properties style:font-name="Oxygen Mono1" officeooo:rsid="001efa46"/>
    </style:style>
    <style:style style:name="MT5" style:family="text">
      <style:text-properties style:font-name="Oxygen Mono1" officeooo:rsid="001b8a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© KUK </text:span><text:span text:style-name="MT2"><text:date style:data-style-name="N106" text:date-value="2015-01-05T17:04:58.477800004" text:fixed="true">2015</text:date></text:span><text:span text:style-name="MT3"><text:tab/></text:span><text:span text:style-name="MT4">[Hauptüberschrift]</text:span><text:span text:style-name="MT3"><text:tab/></text:span><text:span text:style-name="MT5"><text:title/></text:span><text:span text:style-name="MT3"><text:page-number text:select-page="current">2</text:page-number></text:span><text:span text:style-name="MT3"> / </text:span><text:span text:style-name="MT3"><text:page-count>4</text:page-count></text:span></text:p>
      </style:footer>
    </style:master-page>
    <style:master-page style:name="Footnote" style:page-layout-name="Mpm2">
      <style:footer>
        <text:p text:style-name="Footer"/>
      </style:footer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4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17:04:58.611188335</meta:creation-date>
    <meta:generator>LibreOffice/4.1.3.2$Linux_X86_64 LibreOffice_project/410m0$Build-2</meta:generator>
    <meta:editing-duration>P0D</meta:editing-duration>
    <meta:editing-cycles>1</meta:editing-cycles>
    <meta:document-statistic meta:table-count="0" meta:image-count="0" meta:object-count="0" meta:page-count="4" meta:paragraph-count="8" meta:word-count="23" meta:character-count="155" meta:non-whitespace-character-count="140"/>
    <meta:template xlink:type="simple" xlink:actuate="onRequest" xlink:title="konzeptvorlage" xlink:href="../../../../Dokumente/konzeptvorlage.ott" meta:date="2015-01-05T17:04:58.477761853"/>
  </office:meta>
</office:document-meta>
</file>